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87ae2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Arial" officeooo:rsid="002482aa" officeooo:paragraph-rsid="002482aa"/>
    </style:style>
    <style:style style:name="P9" style:family="paragraph" style:parent-style-name="Table_20_Contents" style:list-style-name="L2">
      <style:text-properties style:font-name="Arial" officeooo:rsid="002482aa" officeooo:paragraph-rsid="002482aa"/>
    </style:style>
    <style:style style:name="P10" style:family="paragraph" style:parent-style-name="Table_20_Contents" style:list-style-name="L2">
      <style:text-properties style:font-name="Arial" officeooo:rsid="00214670" officeooo:paragraph-rsid="00214670"/>
    </style:style>
    <style:style style:name="T1" style:family="text">
      <style:text-properties officeooo:rsid="00232872"/>
    </style:style>
    <style:style style:name="T2" style:family="text">
      <style:text-properties fo:font-weight="bold" officeooo:rsid="00214670" style:font-weight-asian="bold" style:font-weight-complex="bold"/>
    </style:style>
    <style:style style:name="T3" style:family="text">
      <style:text-properties fo:font-weight="bold" officeooo:rsid="0022cf80" style:font-weight-asian="bold" style:font-weight-complex="bold"/>
    </style:style>
    <style:style style:name="T4" style:family="text">
      <style:text-properties fo:font-weight="bold" officeooo:rsid="0023c142" style:font-weight-asian="bold" style:font-weight-complex="bold"/>
    </style:style>
    <style:style style:name="T5" style:family="text">
      <style:text-properties fo:font-weight="bold" officeooo:rsid="00264f58" style:font-weight-asian="bold" style:font-weight-complex="bold"/>
    </style:style>
    <style:style style:name="T6" style:family="text">
      <style:text-properties officeooo:rsid="00214670"/>
    </style:style>
    <style:style style:name="T7" style:family="text">
      <style:text-properties officeooo:rsid="002482aa"/>
    </style:style>
    <style:style style:name="T8" style:family="text">
      <style:text-properties officeooo:rsid="00264f58"/>
    </style:style>
    <style:style style:name="T9" style:family="text">
      <style:text-properties officeooo:rsid="00275dc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5">2</text:span></text:p>
          </table:table-cell>
          <table:table-cell table:style-name="Tabelle4.A1" office:value-type="string">
            <text:p text:style-name="P3">Element: <text:span text:style-name="T3">7</text:span></text:p>
          </table:table-cell>
          <table:table-cell table:style-name="Tabelle4.C1" office:value-type="string">
            <text:p text:style-name="P3">Title: <text:span text:style-name="T2">Assignment </text:span><text:span text:style-name="T4">2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6">This can be either a short video or just textual instructions</text:span></text:p>
            <text:p text:style-name="P3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Assignment <text:span text:style-name="T8">2</text:span></text:p>
          </table:table-cell>
          <table:table-cell table:style-name="Tabelle1.C2" office:value-type="string">
            <text:list xml:id="list8881963950069839730" text:style-name="L1">
              <text:list-item>
                <text:p text:style-name="P8">Let's create a <text:span text:style-name="T9">simple</text:span> calculator</text:p>
              </text:list-item>
              <text:list-item>
                <text:p text:style-name="P8">Ask the user for the operation: +, -, * /</text:p>
              </text:list-item>
              <text:list-item>
                <text:p text:style-name="P8">Ask for the first number</text:p>
              </text:list-item>
              <text:list-item>
                <text:p text:style-name="P8">Ask for the second number</text:p>
              </text:list-item>
              <text:list-item>
                <text:p text:style-name="P8">Perform the calculation and display the resul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5">Assignment <text:span text:style-name="T8">2</text:span></text:p>
          </table:table-cell>
          <table:table-cell table:style-name="Tabelle1.C3" office:value-type="string">
            <text:list xml:id="list7928591483953743080" text:style-name="L2">
              <text:list-item>
                <text:p text:style-name="P10">Hints:</text:p>
              </text:list-item>
              <text:list-item>
                <text:p text:style-name="P9">We need four variables: one for the operation, one for the first number, one for the second number, one for the result</text:p>
              </text:list-item>
              <text:list-item>
                <text:p text:style-name="P9">There are four cases to look at: +, -, *, /</text:p>
              </text:list-item>
              <text:list-item>
                <text:p text:style-name="P10">Convert the number<text:span text:style-name="T7">s</text:span> <text:span text:style-name="T7">to double </text:span>using CDbl</text:p>
              </text:list-item>
              <text:list-item>
                <text:p text:style-name="P10">Display the result using MsgBox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87ae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2M45S</meta:editing-duration>
    <meta:editing-cycles>13</meta:editing-cycles>
    <meta:generator>LibreOffice/5.1.2.2$Windows_x86 LibreOffice_project/d3bf12ecb743fc0d20e0be0c58ca359301eb705f</meta:generator>
    <dc:date>2017-08-07T21:10:44.823000000</dc:date>
    <meta:document-statistic meta:table-count="2" meta:image-count="1" meta:object-count="0" meta:page-count="1" meta:paragraph-count="22" meta:word-count="131" meta:character-count="724" meta:non-whitespace-character-count="57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